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2ec" officeooo:paragraph-rsid="0003f2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6:59:05.632349882</meta:creation-date>
    <dc:date>2021-11-01T17:01:14.458871731</dc:date>
    <meta:editing-duration>PT2M9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